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7.5cm" svg:y1="5cm" svg:x2="7.5cm" svg:y2="23cm">
          <text:p/>
        </draw:line>
        <draw:line draw:style-name="gr1" draw:text-style-name="P1" draw:layer="layout" svg:x1="14.5cm" svg:y1="5cm" svg:x2="14.5cm" svg:y2="23cm">
          <text:p/>
        </draw:line>
        <draw:line draw:style-name="gr2" draw:text-style-name="P1" draw:layer="layout" svg:x1="7.5cm" svg:y1="5.5cm" svg:x2="14.5cm" svg:y2="7.5cm">
          <text:p/>
        </draw:line>
        <draw:line draw:style-name="gr2" draw:text-style-name="P1" draw:layer="layout" svg:x1="14.5cm" svg:y1="8.7cm" svg:x2="7.5cm" svg:y2="10cm">
          <text:p/>
        </draw:line>
        <draw:frame draw:style-name="gr3" draw:layer="layout" svg:width="2.491cm" svg:height="0.963cm" svg:x="6.32cm" svg:y="3.5cm">
          <draw:text-box>
            <text:p>ホストA</text:p>
          </draw:text-box>
        </draw:frame>
        <draw:frame draw:style-name="gr3" draw:layer="layout" svg:width="2.491cm" svg:height="0.963cm" svg:x="13.321cm" svg:y="3.501cm">
          <draw:text-box>
            <text:p>ホストB</text:p>
          </draw:text-box>
        </draw:frame>
        <draw:frame draw:style-name="gr3" draw:text-style-name="P2" draw:layer="layout" svg:width="5.04cm" svg:height="1.361cm" svg:x="1.8cm" svg:y="4.9cm">
          <draw:text-box>
            <text:p><text:span text:style-name="T1">ISN=256 MSS=1024</text:span></text:p>
            <text:p><text:span text:style-name="T1">SYN</text:span><text:span text:style-name="T1">送信</text:span></text:p>
          </draw:text-box>
        </draw:frame>
        <draw:frame draw:style-name="gr3" draw:text-style-name="P2" draw:layer="layout" svg:width="5.04cm" svg:height="1.361cm" svg:x="15cm" svg:y="6.601cm">
          <draw:text-box>
            <text:p><text:span text:style-name="T1">ISN=256 MSS=1024</text:span></text:p>
            <text:p><text:span text:style-name="T1">SYN</text:span><text:span text:style-name="T1">受信</text:span></text:p>
          </draw:text-box>
        </draw:frame>
        <draw:frame draw:style-name="gr3" draw:text-style-name="P2" draw:layer="layout" svg:width="4.765cm" svg:height="2.471cm" svg:x="15cm" svg:y="8.202cm">
          <draw:text-box>
            <text:p><text:span text:style-name="T1">ISN=512 MSS=512</text:span></text:p>
            <text:p><text:span text:style-name="T1">確認応答番号</text:span><text:span text:style-name="T1">257</text:span></text:p>
            <text:p><text:span text:style-name="T1">SYNACK</text:span><text:span text:style-name="T1">送信</text:span></text:p>
            <text:p><text:span text:style-name="T1">(</text:span><text:span text:style-name="T1">ピギーバック送信</text:span><text:span text:style-name="T1">)</text:span></text:p>
          </draw:text-box>
        </draw:frame>
        <draw:frame draw:style-name="gr3" draw:text-style-name="P2" draw:layer="layout" svg:width="4.765cm" svg:height="1.916cm" svg:x="2.201cm" svg:y="8.903cm">
          <draw:text-box>
            <text:p><text:span text:style-name="T1">確認応答番号</text:span><text:span text:style-name="T1">257</text:span></text:p>
            <text:p><text:span text:style-name="T1">ISN=512 MSS=512</text:span></text:p>
            <text:p><text:span text:style-name="T1">SYNACK</text:span><text:span text:style-name="T1">受信</text:span></text:p>
          </draw:text-box>
        </draw:frame>
        <draw:line draw:style-name="gr2" draw:text-style-name="P1" draw:layer="layout" svg:x1="7.5cm" svg:y1="14.2cm" svg:x2="14.5cm" svg:y2="16.2cm">
          <text:p/>
        </draw:line>
        <draw:frame draw:style-name="gr3" draw:text-style-name="P2" draw:layer="layout" svg:width="4.3cm" svg:height="1.361cm" svg:x="2.202cm" svg:y="13.203cm">
          <draw:text-box>
            <text:p><text:span text:style-name="T1">確認応答番号</text:span><text:span text:style-name="T1">513</text:span></text:p>
            <text:p><text:span text:style-name="T1">ACK</text:span><text:span text:style-name="T1">送信</text:span></text:p>
          </draw:text-box>
        </draw:frame>
        <draw:frame draw:style-name="gr3" draw:text-style-name="P2" draw:layer="layout" svg:width="4.3cm" svg:height="1.361cm" svg:x="15.302cm" svg:y="15.704cm">
          <draw:text-box>
            <text:p><text:span text:style-name="T1">確認応答番号</text:span><text:span text:style-name="T1">513</text:span></text:p>
            <text:p><text:span text:style-name="T1">ACK</text:span><text:span text:style-name="T1">受信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25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27T21:10:45.70</meta:creation-date>
    <dc:date>2010-11-27T22:07:18.60</dc:date>
    <meta:editing-duration>PT00H32M11S</meta:editing-duration>
    <meta:editing-cycles>5</meta:editing-cycles>
    <meta:generator>OpenOffice.org/3.2$Win32 OpenOffice.org_project/320m18$Build-9502</meta:generator>
    <meta:document-statistic meta:object-count="13"/>
  </office:meta>
</office:document-meta>
</file>